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title"/>Title<text:bookmark-end text:name="title"/></text:h>
      <text:p text:style-name="First_20_paragraph">So this is a link: <text:a xlink:type="simple" xlink:href="https://wikipedia.org" office:name=""><text:span text:style-name="Definition">https://wikipedia.org</text:span></text:a>.</text:p>
      <text:p text:style-name="Text_20_body"><text:a xlink:type="simple" xlink:href="https://pandoc.org" office:name=""><text:span text:style-name="Definition">This</text:span></text:a> is another one.</text:p>
      <text:p text:style-name="Text_20_body">And inside text: https://git-scm.com/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7.0.2</meta:generator>
    <dc:title/>
    <dc:description/>
    <dc:subject/>
    <meta:keyword/>
    <meta:initial-creator/>
    <dc:creator/>
    <meta:creation-date>1980-01-01T00:00:00Z</meta:creation-date>
    <dc:date>1980-01-01T00:00:00Z</dc:date>
  </office:meta>
</office:document-meta>
</file>